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</office:automatic-styles>
  <office:body>
    <office:text>
      <text:h text:style-name="Heading_20_1" text:outline-level="1">Arpan Danabhai Chavda</text:h>
      <text:h text:style-name="Heading_20_2" text:outline-level="2">Contact</text:h>
      <text:p text:style-name="P1"><text:s text:c="1"/>Email: arpanchavdaeng@gmail.com,</text:p>
      <text:p text:style-name="P2"><text:s text:c="8"/></text:p>
      <text:p text:style-name="P3"><text:s text:c="1"/>Mobile: +91 8866315830</text:p>
      <text:h text:style-name="Heading_20_2" text:outline-level="2">Career Objective</text:h>
      <text:p text:style-name="P4"><text:s text:c="1"/>Having aspirations to work in Reputed Organization, to face challenging </text:p>
      <text:p text:style-name="P5"><text:s text:c="1"/>and dynamic environment, So that I can realize my Potential &amp; Strength </text:p>
      <text:p text:style-name="P6"><text:s text:c="1"/>and improve them to help me and my organization. </text:p>
      <text:p text:style-name="P7"><text:s text:c="1"/>At last I want to be highest performing asset to serve my Company &amp; Nation.</text:p>
      <text:h text:style-name="Heading_20_2" text:outline-level="2">Education</text:h>
      <text:p text:style-name="P8"><text:s text:c="1"/>Bachelor of Technology(Computer Science &amp; Engineering)</text:p>
      <text:p text:style-name="P9"><text:s text:c="1"/>PPI: 7.44/10</text:p>
      <text:p text:style-name="P10"><text:s text:c="1"/>College: Nirma University, Ahmedabad.</text:p>
      <text:p text:style-name="P11"><text:s text:c="1"/>Year: July, 2013</text:p>
      <text:p text:style-name="P12"/>
      <text:p text:style-name="P13"><text:s text:c="1"/>Higher Secondary School Certificate:</text:p>
      <text:p text:style-name="P14"><text:s text:c="1"/>Per.:83.6%</text:p>
      <text:p text:style-name="P15"><text:s text:c="1"/>School: Alpha Highschool, Junagadh.</text:p>
      <text:p text:style-name="P16"><text:s text:c="1"/>Year: April, 2009</text:p>
      <text:p text:style-name="P17"/>
      <text:p text:style-name="P18"><text:s text:c="1"/>Secondary School Certificate:</text:p>
      <text:p text:style-name="P19"><text:s text:c="1"/>Per.:90.8%</text:p>
      <text:p text:style-name="P20"><text:s text:c="1"/>School: Shri N.P.Bhalodiya Highschool, Junagadh.</text:p>
      <text:p text:style-name="P21"><text:s text:c="1"/>Year: April, 2007</text:p>
      <text:h text:style-name="Heading_20_2" text:outline-level="2">Skills</text:h>
      <text:p text:style-name="P22"><text:s text:c="1"/>1. Operating Systems:</text:p>
      <text:p text:style-name="P23"><text:s text:c="4"/>a. Linux: Packaging (Debian and based distributions), Localization, Basic</text:p>
      <text:p text:style-name="P24"><text:s text:c="7"/>level of system administration, configuring and exposure to many fields</text:p>
      <text:p text:style-name="P25"><text:s text:c="7"/>like programming and porting.</text:p>
      <text:p text:style-name="P26"><text:s text:c="4"/>b. Windows: Regular user. Familiar up to middle level.</text:p>
      <text:p text:style-name="P27"/>
      <text:p text:style-name="P28"><text:s text:c="1"/>2. VCSs:</text:p>
      <text:p text:style-name="P29"><text:s text:c="4"/>Git, GNU Bazaar</text:p>
      <text:p text:style-name="P30"/>
      <text:p text:style-name="P31"><text:s text:c="1"/>3. Programming:</text:p>
      <text:p text:style-name="P32"><text:s text:c="4"/>Experience are in:</text:p>
      <text:p text:style-name="P33"><text:s text:c="4"/>a. C and C++</text:p>
      <text:p text:style-name="P34"><text:s text:c="4"/>b. Javascript</text:p>
      <text:p text:style-name="P35"><text:s text:c="4"/>c. PHP</text:p>
      <text:p text:style-name="P36"><text:s text:c="4"/>d. Shell Scripting</text:p>
      <text:p text:style-name="P37"><text:s text:c="4"/></text:p>
      <text:p text:style-name="P38"><text:s text:c="4"/>Currently learning:</text:p>
      <text:p text:style-name="P39"><text:s text:c="4"/>a. Python</text:p>
      <text:p text:style-name="P40"/>
      <text:p text:style-name="P41"><text:s text:c="1"/>4. Misc:</text:p>
      <text:p text:style-name="P42"><text:s text:c="4"/>a. Web Technologies: HTML, AJAX, Bootstrap , Google API, JQuery Mobile </text:p>
      <text:p text:style-name="P43"><text:s text:c="4"/>c. Localization/Internationalization.</text:p>
      <text:p text:style-name="P44"><text:s text:c="4"/>d. Office software: OpenOffice.org/Libreoffice.</text:p>
      <text:h text:style-name="Heading_20_2" text:outline-level="2">Notable Projects</text:h>
      <text:p text:style-name="P45"><text:s text:c="1"/>OpenGujarat Gujarati Operating System: &lt;http://codejar-lab.github.io/opengujarat/&gt;</text:p>
      <text:p text:style-name="P46"><text:s text:c="2"/>This project was kicked off for Gujarati language localization efforts. We</text:p>
      <text:p text:style-name="P47"><text:s text:c="2"/>created Live CD, custom installers for end users and special Windows CD</text:p>
      <text:p text:style-name="P48"><text:s text:c="2"/>containing Free software. The project is now defunct.</text:p>
      <text:p text:style-name="P49"/>
      <text:p text:style-name="P50"><text:s text:c="1"/>DMLinux: &lt;http://codejar-lab.github.io/dmlinux/&gt;</text:p>
      <text:p text:style-name="P51"><text:s text:c="2"/>DMLinux is a free and open source GNU/Linux Operating system.It is built for</text:p>
      <text:p text:style-name="P52"><text:s text:c="2"/>developers,coders,programmers and software engineers.</text:p>
      <text:p text:style-name="P53"/>
      <text:p text:style-name="P54"><text:s text:c="1"/>Ajax-watcher: &lt;https://github.com/arpan-chavda/ajax-watcher&gt;</text:p>
      <text:p text:style-name="P55"><text:s text:c="2"/>ajax-watcher is a simple web application made with ajax,javascript,php,google api </text:p>
      <text:p text:style-name="P56"><text:s text:c="2"/>and xml parsing to get live data of weather,stock market,news feeds,time etc.</text:p>
      <text:p text:style-name="P57"/>
      <text:p text:style-name="P58"><text:s text:c="1"/>Aviation management system:</text:p>
      <text:p text:style-name="P59"><text:s text:c="2"/>This project was a part of academic curriculum.It is developed in PHP and MySQL.</text:p>
      <text:p text:style-name="P60"><text:s text:c="2"/>It manages flights booking and varoius things online for aviation comapany.</text:p>
      <text:h text:style-name="Heading_20_2" text:outline-level="2">FOSS Projects</text:h>
      <text:p text:style-name="P61"><text:s text:c="1"/>Localization Projects: XFCE Components, Wikipedia.</text:p>
      <text:p text:style-name="P62"/>
      <text:p text:style-name="P63"><text:s text:c="1"/>Gujarati Keyboards: Customized Keyboards for Gujarati language with IBus</text:p>
      <text:p text:style-name="P64"/>
      <text:p text:style-name="P65"><text:s text:c="1"/>oguj-dict-pkg: Gujarati Dictionary for Linux; Upstream author, maintainer.</text:p>
      <text:p text:style-name="P66"/>
      <text:p text:style-name="P67"><text:s text:c="1"/>oguj-dict-android: Gujarati Dictionary for Android; Upstream author, maintainer.</text:p>
      <text:p text:style-name="P68"><text:s text:c="1"/></text:p>
      <text:p text:style-name="P69"><text:s text:c="1"/>kindle-guj-dict: Gujarati Dictionary for Kindle devices; Upstream author, maintainer.</text:p>
      <text:p text:style-name="P70"/>
      <text:p text:style-name="P71"><text:s text:c="1"/>Other projects: Keryx Project Generator(Addon for Keryx software)</text:p>
      <text:p text:style-name="P72"><text:s text:c="17"/>autoon-util(application which boots up PC at given time from shut down)</text:p>
      <text:h text:style-name="Heading_20_2" text:outline-level="2">Seminars &amp; Presentations</text:h>
      <text:p text:style-name="P73"><text:s text:c="1"/>Following seminars and presentations are presented as a part of academic curriculum:</text:p>
      <text:p text:style-name="P74"><text:s text:c="2"/>Working of Mouse in 4th semester </text:p>
      <text:p text:style-name="P75"><text:s text:c="2"/>Intel 8080 microprocessor in 4th semester</text:p>
      <text:p text:style-name="P76"><text:s text:c="2"/>Advance Ethernet in 5th semester</text:p>
      <text:p text:style-name="P77"><text:s text:c="2"/>Ubuntu and inside Ubuntu in 5th semester</text:p>
      <text:p text:style-name="P78"><text:s text:c="2"/>AJAX in 6th semester</text:p>
      <text:p text:style-name="P79"><text:s text:c="2"/>Apache Hadoop framework in 6th semester</text:p>
      <text:p text:style-name="P80"><text:s text:c="2"/>Planning and testing in agile way in 6th semester</text:p>
      <text:h text:style-name="Heading_20_2" text:outline-level="2">Workshops</text:h>
      <text:p text:style-name="P81"><text:s text:c="1"/>Introduction to Embedded systems held by ACES.</text:p>
      <text:p text:style-name="P82"><text:s text:c="1"/>Linux Workshop with Spoken tutorials held by IIT-Bombay.</text:p>
      <text:p text:style-name="P83"><text:s text:c="1"/>Mobile Application Development with Android by Nirma Univesity</text:p>
      <text:h text:style-name="Heading_20_2" text:outline-level="2">References</text:h>
      <text:p text:style-name="P84">References will be available upon request.</text:p>
      <text:h text:style-name="Heading_20_2" text:outline-level="2">Other Links</text:h>
      <text:p text:style-name="P85"><text:s text:c="1"/>Blog: http://arpan-chavda.github.io</text:p>
      <text:p text:style-name="P86"><text:s text:c="1"/>Github: https://github.com/arpan-chavda</text:p>
      <text:p text:style-name="P87"><text:s text:c="1"/>Launchpad: https://launchpad.net/~arpanchavdaeng</text:p>
      <text:p text:style-name="P88"/>
      <text:p text:style-name="P89"><text:s text:c="1"/>Up-to-date copy of this CV is available at,</text:p>
      <text:p text:style-name="P90"><text:s text:c="2"/>https://raw.github.com/arpan-chavda/cv/master/cv.txt</text:p>
      <text:p text:style-name="P91"/>
      <text:p text:style-name="P92"><text:s text:c="1"/>Email me for any additional details and other formats are on this repository.</text:p>
      <text:p text:style-name="P93"><text:s text:c="1"/>Arpan Chavda</text:p>
      <text:p text:style-name="First_20_paragraph">Last Updated: Mon, 02 Sep 2013 16:59:59 +053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